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emonstration Rails app that shows how the rmb-rails gem works and how an application using the gem can configure itself to listening to message brok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4T11:28:56</meta:creation-date>
    <dc:date>2009-07-25T10:31:03</dc:date>
    <meta:editing-duration>PT23H02M08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1" meta:word-count="28" meta:character-count="163"/>
    <meta:user-defined meta:name="Info 1"/>
    <meta:user-defined meta:name="Info 2"/>
    <meta:user-defined meta:name="Info 3"/>
    <meta:user-defined meta:name="Info 4"/>
  </office:meta>
</office:document-meta>
</file>